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n" fo:country="GB" style:text-underline-style="none" fo:font-weight="normal" officeooo:rsid="008691fb" officeooo:paragraph-rsid="000031ff" style:font-size-asian="11pt" style:font-weight-asian="normal" style:font-size-complex="11pt" style:font-weight-complex="normal"/>
    </style:style>
    <style:style style:name="P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n" fo:country="GB" style:text-underline-style="none" fo:font-weight="normal" officeooo:rsid="00845562" officeooo:paragraph-rsid="000031ff" style:font-size-asian="11pt" style:font-weight-asian="normal" style:font-size-complex="11pt" style:font-weight-complex="normal"/>
    </style:style>
    <style:style style:name="P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n" fo:country="GB" style:text-underline-style="none" fo:font-weight="bold" officeooo:rsid="00845562" officeooo:paragraph-rsid="000031ff" style:font-size-asian="11pt" style:font-weight-asian="bold" style:font-size-complex="11pt" style:font-weight-complex="bold"/>
    </style:style>
    <style:style style:name="P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034e25" officeooo:paragraph-rsid="000031ff" style:font-size-asian="11pt" style:font-size-complex="11pt"/>
    </style:style>
    <style:style style:name="P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077a99" officeooo:paragraph-rsid="000031ff" style:font-size-asian="11pt" style:font-size-complex="11pt"/>
    </style:style>
    <style:style style:name="P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fo:font-weight="normal" officeooo:rsid="00034e25" officeooo:paragraph-rsid="000031ff" style:font-size-asian="11pt" style:font-weight-asian="normal" style:font-size-complex="11pt" style:font-weight-complex="normal"/>
    </style:style>
    <style:style style:name="P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530ccb" officeooo:paragraph-rsid="000031ff" style:font-size-asian="11pt" style:font-weight-asian="normal" style:font-size-complex="11pt" style:font-weight-complex="normal"/>
    </style:style>
    <style:style style:name="P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268bbc" officeooo:paragraph-rsid="000031ff" style:font-size-asian="11pt" style:font-weight-asian="normal" style:font-size-complex="11pt" style:font-weight-complex="normal"/>
    </style:style>
    <style:style style:name="P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6034eb" officeooo:paragraph-rsid="000031ff" style:font-size-asian="11pt" style:font-weight-asian="normal" style:font-size-complex="11pt" style:font-weight-complex="normal"/>
    </style:style>
    <style:style style:name="P1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7d5148" officeooo:paragraph-rsid="000031ff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510f" style:font-weight-asian="bold" style:font-weight-complex="bold"/>
    </style:style>
    <style:style style:name="T3" style:family="text">
      <style:text-properties style:text-underline-style="none" officeooo:rsid="007ee91c"/>
    </style:style>
    <style:style style:name="T4" style:family="text">
      <style:text-properties style:text-underline-style="none" officeooo:rsid="0045fc93"/>
    </style:style>
    <style:style style:name="T5" style:family="text">
      <style:text-properties style:text-underline-style="none" officeooo:rsid="006c2ac8"/>
    </style:style>
    <style:style style:name="T6" style:family="text">
      <style:text-properties style:text-underline-style="none" officeooo:rsid="0003d11e"/>
    </style:style>
    <style:style style:name="T7" style:family="text">
      <style:text-properties style:text-underline-style="none" officeooo:rsid="000dba5d"/>
    </style:style>
    <style:style style:name="T8" style:family="text">
      <style:text-properties style:text-underline-style="none" officeooo:rsid="00476bc0"/>
    </style:style>
    <style:style style:name="T9" style:family="text">
      <style:text-properties style:text-underline-style="none" officeooo:rsid="006e2328"/>
    </style:style>
    <style:style style:name="T10" style:family="text">
      <style:text-properties style:text-underline-style="none" officeooo:rsid="00497426"/>
    </style:style>
    <style:style style:name="T11" style:family="text">
      <style:text-properties style:text-underline-style="none" officeooo:rsid="00689f12"/>
    </style:style>
    <style:style style:name="T12" style:family="text">
      <style:text-properties style:text-underline-style="none" officeooo:rsid="00694930"/>
    </style:style>
    <style:style style:name="T13" style:family="text">
      <style:text-properties style:text-underline-style="none" officeooo:rsid="0081973d"/>
    </style:style>
    <style:style style:name="T14" style:family="text">
      <style:text-properties style:text-underline-style="none" officeooo:rsid="006a9a46"/>
    </style:style>
    <style:style style:name="T15" style:family="text">
      <style:text-properties style:text-underline-style="none" officeooo:rsid="00530ccb"/>
    </style:style>
    <style:style style:name="T16" style:family="text">
      <style:text-properties style:text-underline-style="none" officeooo:rsid="00268bbc"/>
    </style:style>
    <style:style style:name="T17" style:family="text">
      <style:text-properties style:text-underline-style="none" officeooo:rsid="00480c6c"/>
    </style:style>
    <style:style style:name="T18" style:family="text">
      <style:text-properties style:text-underline-style="none" officeooo:rsid="004f25d2"/>
    </style:style>
    <style:style style:name="T19" style:family="text">
      <style:text-properties style:text-underline-style="none" officeooo:rsid="00674744"/>
    </style:style>
    <style:style style:name="T20" style:family="text">
      <style:text-properties style:text-underline-style="none" officeooo:rsid="004b4cfe"/>
    </style:style>
    <style:style style:name="T21" style:family="text">
      <style:text-properties style:text-underline-style="none" officeooo:rsid="00599295"/>
    </style:style>
    <style:style style:name="T22" style:family="text">
      <style:text-properties style:text-underline-style="none" officeooo:rsid="00750d49"/>
    </style:style>
    <style:style style:name="T23" style:family="text">
      <style:text-properties style:text-underline-style="none" officeooo:rsid="00870e20"/>
    </style:style>
    <style:style style:name="T24" style:family="text">
      <style:text-properties style:text-underline-style="none" officeooo:rsid="00768c17"/>
    </style:style>
    <style:style style:name="T25" style:family="text">
      <style:text-properties officeooo:rsid="0026eae7"/>
    </style:style>
    <style:style style:name="T26" style:family="text">
      <style:text-properties officeooo:rsid="0060f537"/>
    </style:style>
    <style:style style:name="T27" style:family="text">
      <style:text-properties officeooo:rsid="0078bc25"/>
    </style:style>
    <style:style style:name="T28" style:family="text">
      <style:text-properties officeooo:rsid="0073cfaf"/>
    </style:style>
    <style:style style:name="T29" style:family="text">
      <style:text-properties officeooo:rsid="0084efd6"/>
    </style:style>
    <style:style style:name="T30" style:family="text">
      <style:text-properties officeooo:rsid="00870e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oc-mark-start text:id="IMark1830670400472" text:outline-level="3"/><text:span text:style-name="T2">Descripción</text:span><text:span text:style-name="T1"> del proyecto</text:span><text:toc-mark-end text:id="IMark1830670400472"/></text:p>
      <text:p text:style-name="P6"><text:span text:style-name="T3">Este</text:span><text:span text:style-name="T4"> proyecto consiste en </text:span><text:span text:style-name="T3">desarrollar</text:span><text:span text:style-name="T4"> un programa para gestionar horarios </text:span><text:span text:style-name="T5">lo más completo posible</text:span><text:span text:style-name="T4">, pensado inicialmente </text:span><text:span text:style-name="T6">para a</text:span><text:span text:style-name="T4">lumnos y profesores, </text:span><text:span text:style-name="T7">el cual ir mejorando y ampliando según nuevas necesidades o nuevas tecnologías, hacia un </text:span><text:span text:style-name="T8">ámbito</text:span><text:span text:style-name="T7"> </text:span><text:span text:style-name="T9">y publico </text:span><text:span text:style-name="T7">m</text:span><text:span text:style-name="T9">á</text:span><text:span text:style-name="T7">s </text:span><text:span text:style-name="T9">amplio</text:span><text:span text:style-name="T10">, </text:span><text:span text:style-name="T11">ademas de poner a prueba mis </text:span><text:span text:style-name="T12">habilidades</text:span><text:span text:style-name="T11"> y mis pensamientos, deseos… </text:span><text:span text:style-name="T13">enfocados sobre el</text:span><text:span text:style-name="T11"> </text:span><text:span text:style-name="T14">proyecto</text:span><text:span text:style-name="T12">.</text:span></text:p>
      <text:p text:style-name="P7"/>
      <text:p text:style-name="P6"><text:span text:style-name="T15">Sera</text:span><text:span text:style-name="T4"> </text:span><text:span text:style-name="T16">desarrollado en Java, </text:span><text:span text:style-name="T17">empleando </text:span><text:span text:style-name="T18">y poniendo en practica</text:span><text:span text:style-name="T17"> los conocimientos </text:span><text:span text:style-name="T19">y habilidades </text:span><text:span text:style-name="T17">adquiridos en l</text:span><text:span text:style-name="T20">os ciclos de FP</text:span><text:span text:style-name="T21">G</text:span><text:span text:style-name="T15">S</text:span><text:span text:style-name="T17"> DAW y DAM </text:span><text:span text:style-name="T22">y </text:span><text:span text:style-name="T23">la </text:span><text:span text:style-name="T24">adquisición</text:span><text:span text:style-name="T22"> nuevos conocimientos que sean necesarios para el desarrollo del proyecto</text:span><text:span text:style-name="T17">.</text:span></text:p>
      <text:p text:style-name="P5"/>
      <text:p text:style-name="P8">Durante todo el momento se tendrá en cuenta <text:span text:style-name="T25">la estructura del código para que sea limpio, entendible y comentado, facilitando así el avance del mismo y/o incorporación de nuevos desarrolladores, como también las etapas ciclo de vida y sus objetivos.</text:span></text:p>
      <text:p text:style-name="P8"/>
      <text:p text:style-name="P9"><text:span text:style-name="T26">También</text:span> se <text:span text:style-name="T26">pondrá</text:span> especial <text:span text:style-name="T26">atención</text:span> a la interfaz de usuario para que sea lo m<text:span text:style-name="T26">á</text:span>s <text:span text:style-name="T26">cómoda</text:span> posible de usar e intuitiva <text:span text:style-name="T27">de usar</text:span> para el usuario final, <text:span text:style-name="T28">así como un sistema de ayuda para facilitar el auto-aprendizaje del mismo usuario final con el proyecto</text:span>.</text:p>
      <text:p text:style-name="P9"/>
      <text:p text:style-name="P10">Ademas del programa en si facilitar la exportación de los horarios a distintos formatos ampliando las funcionalidades de este programa indirectamente con el uso de programas de terceros.</text:p>
      <text:p text:style-name="P9"/>
      <text:p text:style-name="P3"><text:toc-mark-start text:id="IMark1830670398168" text:outline-level="3"/>Project description<text:toc-mark-end text:id="IMark1830670398168"/></text:p>
      <text:p text:style-name="P2">This project consists of developing a program to manage timetable as complete as possible, initially designed for students and teachers, which will be improved and expanded according to new needs or new technologies, towards a broader scope and public, in addition to testing my skills and <text:span text:style-name="T29">thoughts, wishes… focused on the project.</text:span></text:p>
      <text:p text:style-name="P2"/>
      <text:p text:style-name="P1">It will be developed in Java, using and putting into practice the knowledge and skills acquired <text:span text:style-name="T30">in the FPGS DAW and DAM cycles and the acquisition of new knowledge thet is necessary for the development of the project.</text:span></text:p>
      <text:p text:style-name="P1"/>
      <text:p text:style-name="P1">At all times, the structure of the code will be taken into account so that it is clean, understandable and commented, thus facilitating its progress and / or the incorporation of new developers, as well as the life cycle stages and their objectives.</text:p>
      <text:p text:style-name="P1"/>
      <text:p text:style-name="P1"><text:soft-page-break/>Special attention will also be paid to the user interface to make it as comfortable as possible to use and intuitive to use for the end user, as well as a help system to facilitate self-learning by the end user with the project.</text:p>
      <text:p text:style-name="P1"/>
      <text:p text:style-name="P1">In addition to the program itself, facilitating the export of schedules to different formats, expanding the functionalities of this program indirectly with the use of third-party program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04-21T17:48:30.351000000</dc:date>
    <meta:editing-duration>PT20S</meta:editing-duration>
    <meta:editing-cycles>1</meta:editing-cycles>
    <meta:document-statistic meta:table-count="0" meta:image-count="0" meta:object-count="0" meta:page-count="2" meta:paragraph-count="12" meta:word-count="409" meta:character-count="2529" meta:non-whitespace-character-count="2132"/>
  </office:meta>
</office:document-meta>
</file>